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Text_20_body" style:list-style-name="L1"/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text-line-through-style="none" style:text-underline-style="none" style:text-blinking="false"/>
    </style:style>
    <style:style style:name="T7" style:family="text">
      <style:text-properties style:text-line-through-style="none" style:text-underline-style="none" fo:font-weight="bold" style:text-blinking="false"/>
    </style:style>
    <style:style style:name="T8" style:family="text">
      <style:text-properties style:text-line-through-style="none" fo:font-style="italic" style:text-underline-style="none" style:text-blinking="false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style:language-complex="sa" style:country-complex="IN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style:font-name="Arial" fo:font-size="10pt" fo:font-weight="bold" style:font-size-asian="10pt" style:font-size-complex="10pt"/>
    </style:style>
    <style:style style:name="T16" style:family="text">
      <style:text-properties style:font-name="Arial" fo:font-size="10pt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Pralaya</text:span>, in <text:a xlink:type="simple" xlink:href="http://en.wikipedia.org/wiki/Hindu_cosmology">Hindu cosmology</text:a>, is an aeonic term for <text:span text:style-name="T3">Dissolution</text:span>, which specifies different periods of time during which non activity situation persists, as per different formats or contexts. The word Mahapralaya stands for <text:span text:style-name="T3">Great Dissolution</text:span>. During each pralaya, the lower ten realms (<text:a xlink:type="simple" xlink:href="http://en.wikipedia.org/wiki/Loka">loka</text:a>) are destroyed,<text:bookmark text:name="cite_ref-shivp_1-0"/><text:a xlink:type="simple" xlink:href="http://en.wikipedia.org/wiki/Pralaya#cite_note-shivp-1">[1]</text:a> while the higher four realms, including <text:a xlink:type="simple" xlink:href="http://en.wikipedia.org/wiki/Satya-loka">Satya-loka</text:a>, Tapa-loka, Jana-loka, and Mahar-loka are preserved. During each Mahapralaya, all 14 realms are destroyed.</text:p>
      <text:p text:style-name="Text_20_body">[rluu: I need to confirm this, about what is destroyed in each pralaya.]</text:p>
      <text:p text:style-name="Text_20_body"/>
      <text:p text:style-name="Text_20_body"><text:span text:style-name="T7">Gaṇa</text:span> (<text:a xlink:type="simple" xlink:href="http://en.wikipedia.org/wiki/Devanagari">Devanagari</text:a>: <text:span text:style-name="T10">गण</text:span>), in <text:a xlink:type="simple" xlink:href="http://en.wikipedia.org/wiki/Sanskrit">Sanskrit</text:a>, means "flock, troop, multitude, number, tribe, series, class" (<text:a xlink:type="simple" xlink:href="http://en.wikipedia.org/wiki/Monier_Monier-Williams">Monier Williams</text:a>'s dictionary). It can also be used to refer to a "body of attendants" and can refer to "a company, any assemblage or association of men formed for the attainment of the same aims".<text:bookmark text:name="cite_ref-1"/><text:a xlink:type="simple" xlink:href="http://en.wikipedia.org/wiki/Gana#cite_note-1">[1]</text:a></text:p>
      <text:p text:style-name="Text_20_body">In <text:a xlink:type="simple" xlink:href="http://en.wikipedia.org/wiki/Hinduism">Hinduism</text:a>, the <text:span text:style-name="T6">Gaṇa</text:span>s (Devanagari: <text:span text:style-name="T10">गण</text:span>) are attendants of <text:a xlink:type="simple" xlink:href="http://en.wikipedia.org/wiki/Shiva">Shiva</text:a> and live in <text:a xlink:type="simple" xlink:href="http://en.wikipedia.org/wiki/Kailasa">Kailasa</text:a>. <text:a xlink:type="simple" xlink:href="http://en.wikipedia.org/wiki/Ganesha">Ganesha</text:a> was chosen as their leader by Shiva, hence Ganesha's title <text:span text:style-name="T8">gaṇa-īśa</text:span> or <text:span text:style-name="T8">gaṇa-pati</text:span>, "lord of the <text:span text:style-name="T6">gaṇas</text:span>".<text:bookmark text:name="cite_ref-2"/><text:a xlink:type="simple" xlink:href="http://en.wikipedia.org/wiki/Gana#cite_note-2">[2]</text:a></text:p>
      <text:p text:style-name="Text_20_body"/>
      <text:p text:style-name="Text_20_body"><text:span text:style-name="T1">Vairāgya</text:span> (<text:a xlink:type="simple" xlink:href="http://en.wikipedia.org/wiki/Devanagari">Devanagari</text:a>:वैराग्य, also spelt as <text:span text:style-name="T3">Vairagya</text:span>): means dispassion or disinterest.</text:p>
      <text:p text:style-name="Standard">Vairāgya is an abstract noun derived from the word <text:span text:style-name="T3">virāga</text:span> (joining <text:span text:style-name="T3">vi</text:span> meaning "without" + <text:span text:style-name="T3">rāga</text:span> meaning "passion, feeling, emotion, interest"). This gives vairāgya a general meaning of ascetic disinterest in things that would cause attachment in most people. It is a "dis-passionate" stance on life. An ascetic who has subdued all passions and desires is called a <text:span text:style-name="T3">vairāgika</text:span>.<text:bookmark text:name="cite_ref-11"/><text:a xlink:type="simple" xlink:href="http://en.wikipedia.org/wiki/Vairagya#cite_note-1">[1]</text:a></text:p>
      <text:p text:style-name="Text_20_body"/>
      <text:p text:style-name="Text_20_body"><text:span text:style-name="T9">Raurava</text:span> : the hell for the worst sinners of all.</text:p>
      <text:p text:style-name="Text_20_body"/>
      <text:p text:style-name="Text_20_body"><text:span text:style-name="T2">Vana</text:span>: Forest</text:p>
      <text:p text:style-name="Text_20_body"/>
      <text:p text:style-name="Text_20_body"><text:span text:style-name="T1">Vaikuntha</text:span> (Sanskrit वैकुण्ठ, <text:span text:style-name="T3">vaikuṇṭha</text:span> ), <text:span text:style-name="T1">Param Padam</text:span> (‘supreme abode’), or <text:span text:style-name="T1">Paramapadam</text:span> is the home of Supreme God <text:a xlink:type="simple" xlink:href="http://en.wikipedia.org/wiki/Narayana">Narayana</text:a> or <text:a xlink:type="simple" xlink:href="http://en.wikipedia.org/wiki/Vishnu">Vishnu</text:a> which means Eternal Supreme Abode of infinite bliss without any anxiety and frustration of material world. It is an eternal abode of Supreme God <text:a xlink:type="simple" xlink:href="http://en.wikipedia.org/wiki/Narayana">Narayana</text:a> or <text:a xlink:type="simple" xlink:href="http://en.wikipedia.org/wiki/Vishnu">Vishnu</text:a> or <text:a xlink:type="simple" xlink:href="http://en.wikipedia.org/wiki/Hari">Hari</text:a>, his consort <text:a xlink:type="simple" xlink:href="http://en.wikipedia.org/wiki/Lakshmi">Lakshmi</text:a>, and <text:a xlink:type="simple" xlink:href="http://en.wikipedia.org/wiki/Shesha">Shesha</text:a>, upon whom they rest.<text:bookmark text:name="cite_ref-Number_of_paasurams_1-0"/><text:a xlink:type="simple" xlink:href="http://en.wikipedia.org/wiki/Vaikunta#cite_note-Number_of_paasurams-1">[1]</text:a></text:p>
      <text:p text:style-name="Text_20_body"><text:a xlink:type="simple" xlink:href="http://en.wikipedia.org/wiki/Rig_Veda">Rig Veda</text:a> (1.22.20) states, <text:span text:style-name="T3">Oṃ tad viṣṇoḥ paramam padam sadā paśyanti sūrayaḥ:</text:span> "All the suras (i.e., the devas) look towards the feet of Lord <text:a xlink:type="simple" xlink:href="http://en.wikipedia.org/wiki/Vishnu">Vishnu</text:a> as the Supreme Abode", referring to Vaikuntha, the Supreme Abode. Vaikuntha is considered by <text:a xlink:type="simple" xlink:href="http://en.wikipedia.org/wiki/Vaishnavites">Vaishnavites</text:a> to be the ultimate destination of souls who attain <text:a xlink:type="simple" xlink:href="http://en.wikipedia.org/wiki/Moksha">moksha</text:a> or Liberation.</text:p>
      <text:p text:style-name="Text_20_body"/>
      <text:p text:style-name="Text_20_body"><text:span text:style-name="T2">Bhuta</text:span>: Living entity.</text:p>
      <text:p text:style-name="Text_20_body"/>
      <text:p text:style-name="Text_20_body"><text:span text:style-name="T2">Preta</text:span>: Hungry/thirsty ghost being. <text:s/>(meaning of the word roots is “dead person gone forth”).</text:p>
      <text:p text:style-name="Text_20_body"/>
      <text:p text:style-name="Text_20_body"><text:span text:style-name="T2">Pisacha</text:span>: “Eater of raw flesh”. <text:s/>Vampiric spirit that eats raw flesh.</text:p>
      <text:p text:style-name="Text_20_body"/>
      <text:p text:style-name="Text_20_body"><text:span text:style-name="T2">Tirthas</text:span>:</text:p>
      <text:p text:style-name="Standard"><text:soft-page-break/>In <text:a xlink:type="simple" xlink:href="http://en.wikipedia.org/wiki/Jainism">Jainism</text:a>, a <text:span text:style-name="T1">tīrtha</text:span> (<text:a xlink:type="simple" xlink:href="http://en.wikipedia.org/wiki/Sanskrit_language">Sanskrit</text:a>: <text:span text:style-name="T10">तीर्थ</text:span> "<text:a xlink:type="simple" xlink:href="http://en.wikipedia.org/wiki/Ford_%28crossing%29">ford</text:a>, a shallow part of a body of water that may be easily crossed") is used to refer both to <text:a xlink:type="simple" xlink:href="http://en.wikipedia.org/wiki/Pilgrimage">pilgrimage</text:a> sites as well as to the four sections of the <text:a xlink:type="simple" xlink:href="http://en.wikipedia.org/wiki/Sangha_%28Jainism%29">sangha</text:a>. A tirtha provides the inspiration to enable one to cross over from worldly engagement to the side of <text:a xlink:type="simple" xlink:href="http://en.wikipedia.org/wiki/Nirvana">nirvana</text:a>.<text:bookmark text:name="cite_ref-12"/><text:a xlink:type="simple" xlink:href="http://en.wikipedia.org/wiki/Tirtha#cite_note-1">[1]</text:a></text:p>
      <text:p text:style-name="Text_20_body"/>
      <text:p text:style-name="Text_20_body"><text:span text:style-name="T14">Muni</text:span>: Ascetic.</text:p>
      <text:p text:style-name="Text_20_body"/>
      <text:p text:style-name="Text_20_body"><text:span text:style-name="T2">Vina</text:span>: <text:s/><text:span text:style-name="T1">Veena</text:span> may refer to the following:</text:p>
      <text:list xml:id="list72441284" text:style-name="L1">
        <text:list-item>
          <text:p text:style-name="P2"><text:a xlink:type="simple" xlink:href="http://en.wikipedia.org/wiki/Veena_%28Instrument%29"><text:span text:style-name="T3">Veena</text:span></text:a>, a plucked musical instruments from the Indian sub-continent. It is in India a generic name for a string instrument. </text:p>
        </text:list-item>
      </text:list>
      <text:p text:style-name="Text_20_body"/>
      <text:p text:style-name="Text_20_body"><text:span text:style-name="T2">Amrita</text:span>: Sanskrit word that literally means “that which is immortal”, and is often referred to in texts as nectar. <text:s/>The word's earliest occurrence is in the Rigveda, where it is one of several synonyms of “soma” as the drink which confers immortality upon the gods. <text:s/>It is related etymologically to the Greek “ambrosia”, and carries the same meaning. <text:s/>Amrita features in the “ocean-churning” (Sanskrit: Samudra manthan) legend. <text:s/>It describes how the gods, because of a curse fromt eh sage Durvasa, begin to lose their immortality. <text:s/>Assisted by their mortal enemies, the asuras, they churn the ocean and create (among other wonderful things) amrita, the nectar of immortality. <text:s/>It is said to be sweet-tasting.</text:p>
      <text:p text:style-name="Text_20_body">Amrita, are 14 treasure jewels (ratna) that emerged from Samudra manthan ocean. <text:s/>The 4th ratna which emerged is known as Kaustubha. <text:s/></text:p>
      <text:p text:style-name="Text_20_body">[rluu: Is this the same as “holy water”?]</text:p>
      <text:p text:style-name="Text_20_body">In ancient Greek mythology, ambrosia is sometimes the food or drink of the Greek gods (or demigods), often depicted as conferring ageless immortality upon whomever consumed it. <text:s/>It was brought to the <text:s/>gods in Olympus by doves [in Homer's Odyssey]. <text:s/>Ambrosia is sometimes depicted in ancient art as distributed by a nymph labeled with that name. <text:s/>In the myth of Lucurgus, an opposite to the wine god Dionysus, violence committed against Ambrosia turns her into a grapevine. <text:s/>[rluu: Wikipedia says sometimes the greeks used the term nectar for the drink, and ambrosia for the food.]</text:p>
      <text:p text:style-name="Text_20_body"/>
      <text:p text:style-name="Text_20_body"><text:s/><text:span text:style-name="T1">Gandharva</text:span> is a name used for distinct heavenly beings]] in <text:a xlink:type="simple" xlink:href="https://en.wikipedia.org/wiki/Hinduism">Hinduism</text:a> and <text:a xlink:type="simple" xlink:href="https://en.wikipedia.org/wiki/Buddhism">Buddhism</text:a>; it is also a term for skilled singers in <text:a xlink:type="simple" xlink:href="https://en.wikipedia.org/wiki/Indian_classical_music">Indian classical music</text:a>. <text:s/>In <text:a xlink:type="simple" xlink:href="https://en.wikipedia.org/wiki/Hinduism">Hinduism</text:a>, the gandharvas (<text:a xlink:type="simple" xlink:href="https://en.wikipedia.org/wiki/Sanskrit">Sanskrit</text:a>: गन्धर्व, <text:span text:style-name="T3">gandharva</text:span>, <text:a xlink:type="simple" xlink:href="https://en.wikipedia.org/wiki/Kannada_language">Kannada</text:a>: ಗಂಧರ್ವ, <text:a xlink:type="simple" xlink:href="https://en.wikipedia.org/wiki/Tamil_language">Tamil</text:a>:கந்தர்வர், <text:a xlink:type="simple" xlink:href="https://en.wikipedia.org/wiki/Telugu_language">Telugu</text:a>:గంధర్వ) are male nature spirits, husbands of the <text:a xlink:type="simple" xlink:href="https://en.wikipedia.org/wiki/Apsaras">Apsaras</text:a>. Some are part <text:a xlink:type="simple" xlink:href="https://en.wikipedia.org/wiki/Animal">animal</text:a>, usually a <text:a xlink:type="simple" xlink:href="https://en.wikipedia.org/wiki/Bird">bird</text:a> or <text:a xlink:type="simple" xlink:href="https://en.wikipedia.org/wiki/Horse">horse</text:a>. They have superb musical skills. They guarded the <text:a xlink:type="simple" xlink:href="https://en.wikipedia.org/wiki/Soma">Soma</text:a> and made beautiful music for the gods in their palaces. A gandharva means a singer in the court of Gods.</text:p>
      <text:p text:style-name="Text_20_body">In <text:a xlink:type="simple" xlink:href="https://en.wikipedia.org/wiki/Hindu">Hindu</text:a> theology, gandharvas act as messengers between the gods and humans. In Hindu law, a Gandharva marriage is one contracted by mutual consent and without formal rituals.</text:p>
      <text:p text:style-name="Text_20_body">Gandharvas are mentioned extensively in the epic <text:a xlink:type="simple" xlink:href="https://en.wikipedia.org/wiki/Mahabharata">Mahabharata</text:a> as associated with the <text:a xlink:type="simple" xlink:href="https://en.wikipedia.org/wiki/Deva_%28Hinduism%29">devas</text:a> (as dancers and singers) and with the <text:a xlink:type="simple" xlink:href="https://en.wikipedia.org/wiki/Yaksha">yakshas</text:a>, as formidable warriors. They are mentioned as spread across various <text:a xlink:type="simple" xlink:href="https://en.wikipedia.org/wiki/Gandharva_Kingdom">territories</text:a>.</text:p>
      <text:p text:style-name="Text_20_body"/>
      <text:p text:style-name="Text_20_body"><text:span text:style-name="T2">Kinnara</text:span>: <text:s/>In <text:a xlink:type="simple" xlink:href="http://en.wikipedia.org/wiki/Buddhist_mythology">Buddhist mythology</text:a> and <text:a xlink:type="simple" xlink:href="http://en.wikipedia.org/wiki/Hindu_mythology">Hindu mythology</text:a>, a <text:span text:style-name="T12">kinnara</text:span> is a <text:a xlink:type="simple" xlink:href="http://en.wikipedia.org/wiki/Paradigm">paradigmatic</text:a> lover, a celestial <text:a xlink:type="simple" xlink:href="http://en.wikipedia.org/wiki/Musician">musician</text:a>, <text:a xlink:type="simple" xlink:href="http://en.wikipedia.org/wiki/Kinnara_Kingdom">half-human and half-horse</text:a> (India) or half-bird (south-east Asia).</text:p>
      <text:p text:style-name="Text_20_body"><text:soft-page-break/></text:p>
      <text:p text:style-name="Text_20_body"><text:span text:style-name="T2">Kimpurusha</text:span>: Kimpurushas were described to be <text:span text:style-name="T2">lion-headed beings</text:span>. Splitting the word to <text:span text:style-name="T3">Kimpurusha = Kim (Is it ? ) + Purusha (Man)</text:span> (literally translated "Is it human ?"), analogous to the word <text:span text:style-name="T3">Kin + Nara (Man)</text:span>, shows that Kinnaras and Kimpurushas were related or probably the same tribe. The lion head may be an exaggeration of their heavily bearded head. In some <text:a xlink:type="simple" xlink:href="http://en.wikipedia.org/wiki/Purana">Purana</text:a>'s they were mentioned as horse-headed. They could be a tribe of horse-warriors like the <text:a xlink:type="simple" xlink:href="http://en.wikipedia.org/wiki/Kamboja_Kingdom">Kambojas</text:a>. But their lion-headed reference in the sources and them staying in the mountains suggest that they could be <text:a xlink:type="simple" xlink:href="http://en.wikipedia.org/wiki/Kirata">Kirata</text:a>. Kirat-or Kirati- means people with lion nature. It is derived from two words Kira-Lion and Ti- people and it also means people from the mountain. <text:s/></text:p>
      <text:p text:style-name="Text_20_body">They are of a tribe who were one among the <text:a xlink:type="simple" xlink:href="http://en.wikipedia.org/wiki/Exotic_Tribes_of_Ancient_India">Exotic Tribes of Ancient India</text:a>. These exotic tribes lived in inaccessible regions like the <text:a xlink:type="simple" xlink:href="http://en.wikipedia.org/wiki/Himalaya">Himalaya</text:a> mountains and had limited interaction with the <text:a xlink:type="simple" xlink:href="http://en.wikipedia.org/wiki/Vedic_civilization">Vedic civilization</text:a> of ancient India. Thus they were represented as super human beings or as natural spirits, in the psyche of the Vedic people.</text:p>
      <text:p text:style-name="Text_20_body">In the Mahabharatha, Kimpurushas were mentioned as <text:span text:style-name="T2">half-lions and half-men</text:span> at (1,66). Here they were mentioned as related to other <text:a xlink:type="simple" xlink:href="http://en.wikipedia.org/wiki/Exotic_Tribes_of_Ancient_India">exotic tribes</text:a> like the <text:a xlink:type="simple" xlink:href="http://en.wikipedia.org/wiki/Rakshasa_Kingdom">Rakshasas</text:a>, <text:a xlink:type="simple" xlink:href="http://en.wikipedia.org/wiki/Vanara_Kingdom">Vanaras</text:a>, <text:a xlink:type="simple" xlink:href="http://en.wikipedia.org/wiki/Kinnara_Kingdom">Kinnaras</text:a> (half-men, half-horses) and <text:a xlink:type="simple" xlink:href="http://en.wikipedia.org/wiki/Yaksha_Kingdom">Yakshas</text:a>. Sage <text:a xlink:type="simple" xlink:href="http://en.wikipedia.org/wiki/Pulaha">Pulaha</text:a> was linked with the Kimpurushas, whereas the others were linked with the sage <text:a xlink:type="simple" xlink:href="http://en.wikipedia.org/wiki/Pulastya">Pulastya</text:a>. Another tribe viz the Valikhilyas (who follow the motion of the sun) where linked with the sage <text:a xlink:type="simple" xlink:href="http://en.wikipedia.org/wiki/Kratu">Kratu</text:a>. <text:a xlink:type="simple" xlink:href="http://en.wikipedia.org/wiki/Marichi">Marichi</text:a>, <text:a xlink:type="simple" xlink:href="http://en.wikipedia.org/wiki/Angiras_%28sage%29">Angiras</text:a>, <text:a xlink:type="simple" xlink:href="http://en.wikipedia.org/wiki/Atri">Atri</text:a>, <text:a xlink:type="simple" xlink:href="http://en.wikipedia.org/wiki/Pulastya">Pulastya</text:a>, <text:a xlink:type="simple" xlink:href="http://en.wikipedia.org/wiki/Pulaha">Pulaha</text:a>, and <text:a xlink:type="simple" xlink:href="http://en.wikipedia.org/wiki/Kratu">Kratu</text:a> were mentioned as the six great sages, who probably originated the six great clans. The kinship of these <text:a xlink:type="simple" xlink:href="http://en.wikipedia.org/wiki/Exotic_Tribes_of_Ancient_India">exotic tribes</text:a> is also mentioned at (12,206).</text:p>
      <text:p text:style-name="Text_20_body"/>
      <text:p text:style-name="Standard">The <text:span text:style-name="T1">Ashvamedha</text:span> (<text:a xlink:type="simple" xlink:href="http://en.wikipedia.org/wiki/Sanskrit">Sanskrit</text:a>: <text:span text:style-name="T10">अश्वमेध</text:span> <text:span text:style-name="T3">aśvamedhá</text:span>; "<text:a xlink:type="simple" xlink:href="http://en.wikipedia.org/wiki/Horse_sacrifice"><text:span text:style-name="T1">horse sacrifice</text:span></text:a>") was one of the most important royal <text:a xlink:type="simple" xlink:href="http://en.wikipedia.org/wiki/Ritual">rituals</text:a> of <text:a xlink:type="simple" xlink:href="http://en.wikipedia.org/wiki/Historical_Vedic_religion">Vedic religion</text:a>, described in detail in the <text:a xlink:type="simple" xlink:href="http://en.wikipedia.org/wiki/Yajurveda">Yajurveda</text:a> (TS 7.1-5, VSM 22–25<text:bookmark text:name="cite_ref-13"/><text:a xlink:type="simple" xlink:href="http://en.wikipedia.org/wiki/Ashvamedha#cite_note-1">[1]</text:a> and the pertaining commentary in the <text:a xlink:type="simple" xlink:href="http://en.wikipedia.org/wiki/Shatapatha_Brahmana">Shatapatha Brahmana</text:a> ŚBM 13.1–5). The <text:a xlink:type="simple" xlink:href="http://en.wikipedia.org/wiki/Rigveda">Rigveda</text:a> does have descriptions of horse sacrifice, notably in hymns <text:a xlink:type="simple" xlink:href="http://en.wikipedia.org/wiki/RV_1">RV 1</text:a>.162-163 (which are themselves known as <text:span text:style-name="T8">aśvamedha</text:span>), but does not allude to the full ritual according to the Yajurveda.</text:p>
      <text:p text:style-name="Text_20_body">The Ashvamedha could only be conducted by a king (<text:a xlink:type="simple" xlink:href="http://en.wikipedia.org/wiki/Raja"><text:span text:style-name="T3">rājā</text:span></text:a>). Its object was the acquisition of power and glory, the sovereignty over neighbouring provinces, and general prosperity of the kingdom.</text:p>
      <text:p text:style-name="Text_20_body">See wikipedia article for details of the ritual:</text:p>
      <text:p text:style-name="Text_20_body"><text:a xlink:type="simple" xlink:href="http://en.wikipedia.org/wiki/Ashvamedha">http://en.wikipedia.org/wiki/Ashvamedha</text:a></text:p>
      <text:p text:style-name="Text_20_body"/>
      <text:p text:style-name="Text_20_body"/>
      <text:p text:style-name="Text_20_body"><text:span text:style-name="T1">Purushamedha</text:span> (or, 'Naramedha', literally translated, "<text:a xlink:type="simple" xlink:href="http://en.wikipedia.org/wiki/Human_sacrifice">human sacrifice</text:a>") is a <text:a xlink:type="simple" xlink:href="http://en.wikipedia.org/wiki/Historical_Vedic_religion">Vedic</text:a> <text:a xlink:type="simple" xlink:href="http://en.wikipedia.org/wiki/Yajna">yajna</text:a> (ritual) described in the <text:a xlink:type="simple" xlink:href="http://en.wikipedia.org/wiki/Yajurveda">Yajurveda</text:a> (VS 30–31). The verse describes people from all classes and of all descriptions tied to the stake and offered to <text:a xlink:type="simple" xlink:href="http://en.wikipedia.org/wiki/Prajapati">Prajapati</text:a>.</text:p>
      <text:p text:style-name="Text_20_body"/>
      <text:p text:style-name="Text_20_body"/>
      <text:p text:style-name="Standard"><text:span text:style-name="T15">Kumbh Mela</text:span><text:span text:style-name="T16"> (</text:span><text:a xlink:type="simple" xlink:href="http://en.wikipedia.org/wiki/Help:IPA_for_English"><text:span text:style-name="T16">/</text:span></text:a><text:a xlink:type="simple" xlink:href="http://en.wikipedia.org/wiki/Help:IPA_for_English#Key"><text:span text:style-name="T16">ˌ</text:span></text:a><text:a xlink:type="simple" xlink:href="http://en.wikipedia.org/wiki/Help:IPA_for_English#Key"><text:span text:style-name="T16">k</text:span></text:a><text:a xlink:type="simple" xlink:href="http://en.wikipedia.org/wiki/Help:IPA_for_English#Key"><text:span text:style-name="T16">ʊ</text:span></text:a><text:a xlink:type="simple" xlink:href="http://en.wikipedia.org/wiki/Help:IPA_for_English#Key"><text:span text:style-name="T16">m</text:span></text:a><text:span text:style-name="T16"> </text:span><text:a xlink:type="simple" xlink:href="http://en.wikipedia.org/wiki/Help:IPA_for_English#Key"><text:span text:style-name="T16">ˈ</text:span></text:a><text:a xlink:type="simple" xlink:href="http://en.wikipedia.org/wiki/Help:IPA_for_English#Key"><text:span text:style-name="T16">m</text:span></text:a><text:a xlink:type="simple" xlink:href="http://en.wikipedia.org/wiki/Help:IPA_for_English#Key"><text:span text:style-name="T16">eɪ</text:span></text:a><text:a xlink:type="simple" xlink:href="http://en.wikipedia.org/wiki/Help:IPA_for_English#Key"><text:span text:style-name="T16">l</text:span></text:a><text:a xlink:type="simple" xlink:href="http://en.wikipedia.org/wiki/Help:IPA_for_English#Key"><text:span text:style-name="T16">ə</text:span></text:a><text:a xlink:type="simple" xlink:href="http://en.wikipedia.org/wiki/Help:IPA_for_English"><text:span text:style-name="T16">/</text:span></text:a><text:span text:style-name="T16"> or </text:span><text:a xlink:type="simple" xlink:href="http://en.wikipedia.org/wiki/Help:IPA_for_English"><text:span text:style-name="T16">/</text:span></text:a><text:a xlink:type="simple" xlink:href="http://en.wikipedia.org/wiki/Help:IPA_for_English#Key"><text:span text:style-name="T16">ˌ</text:span></text:a><text:a xlink:type="simple" xlink:href="http://en.wikipedia.org/wiki/Help:IPA_for_English#Key"><text:span text:style-name="T16">k</text:span></text:a><text:a xlink:type="simple" xlink:href="http://en.wikipedia.org/wiki/Help:IPA_for_English#Key"><text:span text:style-name="T16">ʊ</text:span></text:a><text:a xlink:type="simple" xlink:href="http://en.wikipedia.org/wiki/Help:IPA_for_English#Key"><text:span text:style-name="T16">m</text:span></text:a><text:span text:style-name="T16"> </text:span><text:a xlink:type="simple" xlink:href="http://en.wikipedia.org/wiki/Help:IPA_for_English#Key"><text:span text:style-name="T16">m</text:span></text:a><text:a xlink:type="simple" xlink:href="http://en.wikipedia.org/wiki/Help:IPA_for_English#Key"><text:span text:style-name="T16">ə</text:span></text:a><text:a xlink:type="simple" xlink:href="http://en.wikipedia.org/wiki/Help:IPA_for_English#Key"><text:span text:style-name="T16">ˈ</text:span></text:a><text:a xlink:type="simple" xlink:href="http://en.wikipedia.org/wiki/Help:IPA_for_English#Key"><text:span text:style-name="T16">l</text:span></text:a><text:a xlink:type="simple" xlink:href="http://en.wikipedia.org/wiki/Help:IPA_for_English#Key"><text:span text:style-name="T16">ɑː</text:span></text:a><text:a xlink:type="simple" xlink:href="http://en.wikipedia.org/wiki/Help:IPA_for_English"><text:span text:style-name="T16">/</text:span></text:a><text:span text:style-name="T16">; </text:span><text:a xlink:type="simple" xlink:href="http://en.wikipedia.org/wiki/Devanagari"><text:span text:style-name="T16">Devanagari</text:span></text:a><text:span text:style-name="T16">: कुम्भ मेला "kumbh mēlā") is a mass </text:span><text:a xlink:type="simple" xlink:href="http://en.wikipedia.org/wiki/Hinduism"><text:span text:style-name="T16">Hindu</text:span></text:a><text:span text:style-name="T16"> </text:span><text:a xlink:type="simple" xlink:href="http://en.wikipedia.org/wiki/Pilgrimage"><text:span text:style-name="T16">pilgrimage</text:span></text:a><text:span text:style-name="T16"> of faith in which Hindus gather to bathe in a sacred river. <text:s/></text:span>It is held every third year at one of the four places by rotation: <text:a xlink:type="simple" xlink:href="http://en.wikipedia.org/wiki/Haridwar">Haridwar</text:a>, <text:a xlink:type="simple" xlink:href="http://en.wikipedia.org/wiki/Allahabad">Allahabad</text:a> (Prayag), <text:a xlink:type="simple" xlink:href="http://en.wikipedia.org/wiki/Nasik">Nasik</text:a> and <text:a xlink:type="simple" xlink:href="http://en.wikipedia.org/wiki/Ujjain">Ujjain</text:a>. Thus the Kumbh Mela is held at each of these four places every twelfth year. <text:span text:style-name="T3">Ardh</text:span> ("Half") <text:span text:style-name="T3">Kumbh Mela</text:span> is held at only two places, Haridwar and Allahabad, every sixth year. The rivers at these four places are: the <text:a xlink:type="simple" xlink:href="http://en.wikipedia.org/wiki/Ganges">Ganges</text:a> (<text:span text:style-name="T3">Ganga</text:span>) at Haridwar, the confluence (<text:a xlink:type="simple" xlink:href="http://en.wikipedia.org/wiki/Triveni_Sangam"><text:span text:style-name="T3">Sangam</text:span></text:a>) of the Ganges and the <text:a xlink:type="simple" xlink:href="http://en.wikipedia.org/wiki/Yamuna">Yamuna</text:a> and the mythical Saraswati at Allahabad, the <text:soft-page-break/><text:a xlink:type="simple" xlink:href="http://en.wikipedia.org/wiki/Godawari">Godawari</text:a> at Nasik, and the <text:a xlink:type="simple" xlink:href="http://en.wikipedia.org/wiki/Shipra">Shipra</text:a> at Ujjain.</text:p>
      <text:p text:style-name="Text_20_body"><text:a xlink:type="simple" xlink:href="http://en.wikipedia.org/wiki/Kumbh"><text:span text:style-name="T3">Kumbh</text:span></text:a> means a pitcher and <text:span text:style-name="T3">Mela</text:span> means <text:span text:style-name="T3">fair</text:span> in Hindi. The pilgrimage is held for about one and a half months at each of these four places where it is believed in Hinduism that drops of nectar fell from the Kumbh carried by gods after the sea was churned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4-08T18:41:50</meta:creation-date>
    <dc:date>2013-04-10T04:45:21</dc:date>
    <meta:editing-duration>P1DT10H3M31S</meta:editing-duration>
    <meta:editing-cycles>12</meta:editing-cycles>
    <meta:generator>LibreOffice/3.3$Unix LibreOffice_project/330m18$Build-4</meta:generator>
    <meta:document-statistic meta:table-count="0" meta:image-count="0" meta:object-count="0" meta:page-count="4" meta:paragraph-count="36" meta:word-count="1472" meta:character-count="9049"/>
  </office:meta>
</office:document-meta>
</file>